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23 Véto clinique vétérinaire vous accueille du lundi au vendredi de 9h à 12h et de 14h à 19h et le samedi de 9h à 12h.</text:p>
      <text:p text:style-name="Text_20_body"/>
      <text:p text:style-name="Text_20_body">Consultations sur rendez-vous au 02 40 01 61 69 ou grâce à notre agenda en ligne au 32 rue du vélodrome à Pontchâteau (Loire-Atlantique) pour prendre soin de vos animaux de compagnie adorés : chiens, chats, furets, rongeurs et oiseaux. </text:p>
      <text:p text:style-name="Text_20_body"/>
      <text:p text:style-name="Text_20_body">Les urgences sont assurées 24h/24 sur simple appel téléphonoque.</text:p>
      <text:p text:style-name="Text_20_body"/>
      <text:p text:style-name="Text_20_body">Vos animaux bénéficieront de nos compétences en imagerie (échographie, radiologie), en médecine générale en chirurgie générale, et chirugie de convenance (Stérilisation) au sein d’une clinique vétérinaire  dotée d’un équipement de pointe : analyses de sang, échographie, Radiologie Numérique.</text:p>
      <text:p text:style-name="Text_20_body"/>
      <text:p text:style-name="Text_20_body">A l’accueil, le Dr. Wintz et le Dr Mayoussier vous prodiguent des conseils Personnalisés en alimentation, éducation et soins courants de bas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3M48S</meta:editing-duration>
    <meta:editing-cycles>4</meta:editing-cycles>
    <meta:generator>OpenOffice.org/3.3$Win32 OpenOffice.org_project/330m20$Build-9567</meta:generator>
    <dc:date>2016-06-01T18:17:45.84</dc:date>
    <meta:document-statistic meta:table-count="0" meta:image-count="0" meta:object-count="0" meta:page-count="1" meta:paragraph-count="5" meta:word-count="135" meta:character-count="854"/>
    <meta:user-defined meta:name="Info 1"/>
    <meta:user-defined meta:name="Info 2"/>
    <meta:user-defined meta:name="Info 3"/>
    <meta:user-defined meta:name="Info 4"/>
  </office:meta>
</office:document-meta>
</file>